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o do :</text:p>
      <text:p text:style-name="Normal">Faire tous les tests unitaires</text:p>
      <text:p text:style-name="Normal">S’occuper des attaques</text:p>
      <text:p text:style-name="Normal">Positionnement</text:p>
      <text:p text:style-name="Normal">Collision entre personnages</text:p>
      <text:p text:style-name="Normal">Gestion des statistique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gregoire De Faup</meta:initial-creator>
    <dc:creator>gregoire De Faup</dc:creator>
    <meta:creation-date>2018-11-20T12:33:00Z</meta:creation-date>
    <dc:date>2018-11-20T16:19:00Z</dc:date>
    <meta:template xlink:href="Normal.dotm" xlink:type="simple"/>
    <meta:editing-cycles>1</meta:editing-cycles>
    <meta:editing-duration>PT13440S</meta:editing-duration>
    <meta:document-statistic meta:page-count="1" meta:paragraph-count="1" meta:word-count="20" meta:character-count="130" meta:row-count="1" meta:non-whitespace-character-count="111"/>
  </office:meta>
</office:document-meta>
</file>